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202" officeooo:paragraph-rsid="000a7202"/>
    </style:style>
    <style:style style:name="P2" style:family="paragraph" style:parent-style-name="Standard">
      <style:text-properties officeooo:rsid="000b4be1" officeooo:paragraph-rsid="000b4be1"/>
    </style:style>
    <style:style style:name="P3" style:family="paragraph" style:parent-style-name="Standard">
      <style:text-properties officeooo:rsid="000b4ef8" officeooo:paragraph-rsid="000b4ef8"/>
    </style:style>
    <style:style style:name="P4" style:family="paragraph" style:parent-style-name="Standard">
      <style:text-properties style:text-underline-style="solid" style:text-underline-width="auto" style:text-underline-color="font-color" officeooo:rsid="000b4ef8" officeooo:paragraph-rsid="000b4ef8"/>
    </style:style>
    <style:style style:name="P5" style:family="paragraph" style:parent-style-name="Standard">
      <style:text-properties style:text-underline-style="solid" style:text-underline-width="auto" style:text-underline-color="font-color" officeooo:rsid="000c81ed" officeooo:paragraph-rsid="000c81ed"/>
    </style:style>
    <style:style style:name="P6" style:family="paragraph" style:parent-style-name="Standard">
      <style:text-properties style:text-underline-style="solid" style:text-underline-width="auto" style:text-underline-color="font-color" officeooo:rsid="00117f3c" officeooo:paragraph-rsid="00117f3c"/>
    </style:style>
    <style:style style:name="P7" style:family="paragraph" style:parent-style-name="Standard">
      <style:text-properties style:text-underline-style="solid" style:text-underline-width="auto" style:text-underline-color="font-color" officeooo:rsid="0014203c" officeooo:paragraph-rsid="0014203c"/>
    </style:style>
    <style:style style:name="P8" style:family="paragraph" style:parent-style-name="Standard">
      <style:text-properties style:text-underline-style="solid" style:text-underline-width="auto" style:text-underline-color="font-color" officeooo:rsid="001ad533" officeooo:paragraph-rsid="001ad533"/>
    </style:style>
    <style:style style:name="P9" style:family="paragraph" style:parent-style-name="Standard">
      <style:text-properties style:text-underline-style="none" officeooo:rsid="000b4ef8" officeooo:paragraph-rsid="000b4ef8"/>
    </style:style>
    <style:style style:name="P10" style:family="paragraph" style:parent-style-name="Standard">
      <style:text-properties style:text-underline-style="none" officeooo:rsid="000c81ed" officeooo:paragraph-rsid="000c81ed"/>
    </style:style>
    <style:style style:name="P11" style:family="paragraph" style:parent-style-name="Standard">
      <style:text-properties style:text-underline-style="none" officeooo:rsid="000d2360" officeooo:paragraph-rsid="000d2360"/>
    </style:style>
    <style:style style:name="P12" style:family="paragraph" style:parent-style-name="Standard">
      <style:text-properties style:text-underline-style="none" officeooo:rsid="000dfed6" officeooo:paragraph-rsid="000dfed6"/>
    </style:style>
    <style:style style:name="P13" style:family="paragraph" style:parent-style-name="Standard">
      <style:text-properties style:text-underline-style="none" officeooo:rsid="00117f3c" officeooo:paragraph-rsid="00117f3c"/>
    </style:style>
    <style:style style:name="P14" style:family="paragraph" style:parent-style-name="Standard">
      <style:text-properties style:text-underline-style="none" officeooo:rsid="0014203c" officeooo:paragraph-rsid="0014203c"/>
    </style:style>
    <style:style style:name="P15" style:family="paragraph" style:parent-style-name="Standard">
      <style:text-properties style:text-underline-style="none" officeooo:rsid="001ad533" officeooo:paragraph-rsid="001ad533"/>
    </style:style>
    <style:style style:name="P16" style:family="paragraph" style:parent-style-name="Standard">
      <style:text-properties fo:font-size="14pt" officeooo:rsid="000a7202" officeooo:paragraph-rsid="000a7202" style:font-size-asian="14pt" style:font-size-complex="14pt"/>
    </style:style>
    <style:style style:name="P17" style:family="paragraph" style:parent-style-name="Standard">
      <style:text-properties officeooo:rsid="000c81ed" officeooo:paragraph-rsid="000c81ed"/>
    </style:style>
    <style:style style:name="P18" style:family="paragraph" style:parent-style-name="Standard">
      <style:text-properties officeooo:rsid="00117f3c" officeooo:paragraph-rsid="00117f3c"/>
    </style:style>
    <style:style style:name="P19" style:family="paragraph" style:parent-style-name="Standard">
      <style:text-properties officeooo:rsid="001764f0" officeooo:paragraph-rsid="001764f0"/>
    </style:style>
    <style:style style:name="P20" style:family="paragraph" style:parent-style-name="Standard">
      <style:text-properties officeooo:rsid="001838bb" officeooo:paragraph-rsid="001838bb"/>
    </style:style>
    <style:style style:name="P21" style:family="paragraph" style:parent-style-name="Standard">
      <style:text-properties fo:font-weight="bold" officeooo:rsid="001838bb" officeooo:paragraph-rsid="001838bb" style:font-weight-asian="bold" style:font-weight-complex="bold"/>
    </style:style>
    <style:style style:name="P22" style:family="paragraph" style:parent-style-name="Standard">
      <style:text-properties fo:font-weight="bold" officeooo:rsid="001ad533" officeooo:paragraph-rsid="001ad533" style:font-weight-asian="bold" style:font-weight-complex="bold"/>
    </style:style>
    <style:style style:name="P23" style:family="paragraph" style:parent-style-name="Standard">
      <style:text-properties style:text-underline-style="none" officeooo:rsid="001ad533" officeooo:paragraph-rsid="001ad533"/>
    </style:style>
    <style:style style:name="P24" style:family="paragraph" style:parent-style-name="Standard">
      <style:text-properties style:text-underline-style="none" officeooo:rsid="0010a4a3" officeooo:paragraph-rsid="0010a4a3"/>
    </style:style>
    <style:style style:name="P25" style:family="paragraph" style:parent-style-name="Standard">
      <style:text-properties style:text-underline-style="none" officeooo:rsid="001e06f9" officeooo:paragraph-rsid="001e06f9"/>
    </style:style>
    <style:style style:name="P26" style:family="paragraph" style:parent-style-name="Standard">
      <style:text-properties style:text-underline-style="none" officeooo:rsid="001f63bf" officeooo:paragraph-rsid="001f63bf"/>
    </style:style>
    <style:style style:name="P27" style:family="paragraph" style:parent-style-name="Standard">
      <style:text-properties officeooo:rsid="00172a08" officeooo:paragraph-rsid="00172a08"/>
    </style:style>
    <style:style style:name="P28" style:family="paragraph" style:parent-style-name="Standard">
      <style:text-properties officeooo:rsid="001e4948" officeooo:paragraph-rsid="001e4948"/>
    </style:style>
    <style:style style:name="P29" style:family="paragraph" style:parent-style-name="Standard">
      <style:text-properties officeooo:rsid="000b4be1" officeooo:paragraph-rsid="000b4be1"/>
    </style:style>
    <style:style style:name="T1" style:family="text">
      <style:text-properties officeooo:rsid="000fe9dd"/>
    </style:style>
    <style:style style:name="T2" style:family="text">
      <style:text-properties officeooo:rsid="0015cbe6"/>
    </style:style>
    <style:style style:name="T3" style:family="text">
      <style:text-properties officeooo:rsid="0019d8e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d8ee" style:font-weight-asian="normal" style:font-weight-complex="normal"/>
    </style:style>
    <style:style style:name="T6" style:family="text">
      <style:text-properties officeooo:rsid="001b8e07"/>
    </style:style>
    <style:style style:name="T7" style:family="text">
      <style:text-properties officeooo:rsid="001d2a73"/>
    </style:style>
    <style:style style:name="T8" style:family="text">
      <style:text-properties officeooo:rsid="001e49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y Dev Cirriculum</text:p>
      <text:p text:style-name="P1"/>
      <text:p text:style-name="P27">Read at ton → Code at ton → Repeat</text:p>
      <text:p text:style-name="P28">Get used to reading manuals</text:p>
      <text:p text:style-name="P28">Read books and manuals 2+ times</text:p>
      <text:p text:style-name="P19">Learn Math as needed</text:p>
      <text:p text:style-name="P20">Solve a specific problem that interests you</text:p>
      <text:p text:style-name="P21"><text:span text:style-name="T3">*Find a mentor!</text:span><text:span text:style-name="T5">*</text:span></text:p>
      <text:p text:style-name="P22"><text:span text:style-name="T5">M</text:span><text:span text:style-name="T4">aster one language then learn several others</text:span></text:p>
      <text:p text:style-name="P1"/>
      <text:p text:style-name="P8">ToolSet</text:p>
      <text:p text:style-name="P15">Debugger</text:p>
      <text:p text:style-name="P15"><text:tab/>- <text:span text:style-name="T6">debug the old fashioned way : print/ log statements</text:span></text:p>
      <text:p text:style-name="P15">IDE</text:p>
      <text:p text:style-name="P26">Text editor</text:p>
      <text:p text:style-name="P1"/>
      <text:p text:style-name="P6">Projects</text:p>
      <text:p text:style-name="P13">Build your own website : w3schools.com</text:p>
      <text:p text:style-name="P14">Project Euler, <text:span text:style-name="T7">topCoder</text:span></text:p>
      <text:p text:style-name="P13"/>
      <text:p text:style-name="P7">Great Resources</text:p>
      <text:p text:style-name="P14">*GOOGLE!*</text:p>
      <text:p text:style-name="P14">StackOverFlow</text:p>
      <text:p text:style-name="P18">w3schools.com: Html, CSS, JavaScript, Sql, (php)</text:p>
      <text:p text:style-name="P2">learnxinyminutes.com</text:p>
      <text:p text:style-name="P2"/>
      <text:p text:style-name="P5">Definintions</text:p>
      <text:p text:style-name="P10">grep – filters input with provided patterns (usually regular expressions)</text:p>
      <text:p text:style-name="P11">regular expressions – user defined rules for selecting certain text in a document </text:p>
      <text:p text:style-name="P2"/>
      <text:p text:style-name="P4">Required Text/Docs</text:p>
      <text:p text:style-name="P24">Learn Python the Hard Way/<text:span text:style-name="T2">Command Line Crash Course</text:span></text:p>
      <text:p text:style-name="P25">Data structures in python</text:p>
      <text:p text:style-name="P9">Code Complete</text:p>
      <text:p text:style-name="P9">How to think like a programmer</text:p>
      <text:p text:style-name="P9">Algorithms in Java</text:p>
      <text:p text:style-name="P12">Assembly from the ground up</text:p>
      <text:p text:style-name="P12"><text:span text:style-name="T1">The </text:span>C programming language</text:p>
      <text:p text:style-name="P3"/>
      <text:p text:style-name="P5">Suggested Books</text:p>
      <text:p text:style-name="P10">Power of Words</text:p>
      <text:p text:style-name="P10">How to Write a Paragraph</text:p>
      <text:p text:style-name="P10">On Writing</text:p>
      <text:p text:style-name="P10">Glamor of Grammar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0:33:58.685000000</meta:creation-date>
    <dc:date>2015-12-03T12:49:57.303000000</dc:date>
    <meta:editing-duration>PT2H1M44S</meta:editing-duration>
    <meta:editing-cycles>23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37" meta:word-count="151" meta:character-count="945" meta:non-whitespace-character-count="827"/>
  </office:meta>
</office:document-meta>
</file>